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Futura (Light)" svg:font-family="'Futura (Light)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Space Age" svg:font-family="'Space Ag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venir" fo:font-size="40pt" officeooo:rsid="001b52bc" officeooo:paragraph-rsid="001b52bc" style:font-size-asian="40pt" style:font-size-complex="40pt"/>
    </style:style>
    <style:style style:name="P2" style:family="paragraph" style:parent-style-name="Standard">
      <style:paragraph-properties>
        <style:tab-stops/>
      </style:paragraph-properties>
      <style:text-properties style:font-name="Celestia Antiqua Std" fo:font-size="43.9000015258789pt" officeooo:rsid="001734e9" officeooo:paragraph-rsid="001734e9" style:font-size-asian="43.9000015258789pt" style:font-size-complex="43.9000015258789pt"/>
    </style:style>
    <style:style style:name="P3" style:family="paragraph" style:parent-style-name="Standard">
      <style:text-properties style:font-name="Scala Sans" fo:font-size="35.5pt" officeooo:rsid="001734e9" officeooo:paragraph-rsid="001734e9" style:font-size-asian="35.5pt" style:font-size-complex="35.5pt"/>
    </style:style>
    <style:style style:name="P4" style:family="paragraph" style:parent-style-name="Standard">
      <style:text-properties style:font-name="Space Age" fo:font-size="25.2000007629395pt" officeooo:rsid="001734e9" officeooo:paragraph-rsid="001e9abe" style:font-size-asian="25.2000007629395pt" style:font-size-complex="25.2000007629395pt"/>
    </style:style>
    <style:style style:name="P5" style:family="paragraph" style:parent-style-name="Standard">
      <style:text-properties style:font-name="Noteworthy" fo:font-size="49pt" officeooo:rsid="001734e9" officeooo:paragraph-rsid="001734e9" style:font-size-asian="49pt" style:font-size-complex="49pt"/>
    </style:style>
    <style:style style:name="T1" style:family="text">
      <style:text-properties style:font-name="Futura (Light)"/>
    </style:style>
    <style:style style:name="T2" style:family="text">
      <style:text-properties style:font-name="Futura (Light)" fo:font-size="56pt" fo:font-weight="normal" style:font-size-asian="56pt" style:font-weight-asian="normal" style:font-size-complex="56pt" style:font-weight-complex="normal"/>
    </style:style>
    <style:style style:name="T3" style:family="text">
      <style:text-properties style:font-name="Scala Sans"/>
    </style:style>
    <style:style style:name="T4" style:family="text">
      <style:text-properties style:font-name="Noteworthy1" fo:font-size="63pt" fo:font-weight="normal" style:font-size-asian="63pt" style:font-weight-asian="normal" style:font-size-complex="63pt" style:font-weight-complex="normal"/>
    </style:style>
    <style:style style:name="T5" style:family="text">
      <style:text-properties officeooo:rsid="001e9abe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8pt" style:font-size-asian="38pt" style:font-size-complex="38pt"/>
    </style:style>
    <style:style style:name="T11" style:family="text">
      <style:text-properties fo:font-size="23pt" style:font-size-asian="23pt" style:font-size-complex="23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font-size="46pt" style:font-size-asian="46pt" style:font-size-complex="46pt"/>
    </style:style>
    <style:style style:name="T15" style:family="text">
      <style:text-properties fo:font-size="50pt" style:font-size-asian="50pt" style:font-size-complex="50pt"/>
    </style:style>
    <style:style style:name="T16" style:family="text"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orgio Audrito<text:span text:style-name="T12"> <text:s/></text:span><text:span text:style-name="T5">Research</text:span></text:p>
      <text:p text:style-name="P3">Giorgio Audrito <text:s/><text:span text:style-name="T5">Society</text:span></text:p>
      <text:p text:style-name="P5">Giorgio Audrito<text:span text:style-name="T13"> <text:s/></text:span><text:span text:style-name="T5">Music</text:span></text:p>
      <text:p text:style-name="P2">Giorgio<text:span text:style-name="T15"> </text:span>Audrito <text:s/><text:span text:style-name="T5">Games</text:span></text:p>
      <text:p text:style-name="P1"><text:span text:style-name="T2">giorgio@audrito.info</text:span><text:span text:style-name="T1"><text:line-break/></text:span><text:span text:style-name="T4">giorgio@audrito.info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" svg:font-family="Avenir" style:font-pitch="variable"/>
    <style:font-face style:name="Celestia Antiqua Std" svg:font-family="'Celestia Antiqua Std'" style:font-pitch="variable"/>
    <style:font-face style:name="Futura (Light)" svg:font-family="'Futura (Light)'" style:font-pitch="variable"/>
    <style:font-face style:name="Noteworthy1" svg:font-family="Noteworthy" style:font-pitch="variable"/>
    <style:font-face style:name="Noteworthy" svg:font-family="Noteworthy" style:font-adornments="Bold" style:font-pitch="variable"/>
    <style:font-face style:name="Space Age" svg:font-family="'Space Ag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 Sans" svg:font-family="'Scala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17:04.389957000</meta:creation-date>
    <dc:date>2017-12-12T12:34:15.237522000</dc:date>
    <meta:editing-duration>PT20M31S</meta:editing-duration>
    <meta:editing-cycles>9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5" meta:word-count="14" meta:character-count="135" meta:non-whitespace-character-count="121"/>
  </office:meta>
</office:document-meta>
</file>